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pitch="variable"/>
    <style:font-face style:name="Liberation Serif1" svg:font-family="'Liberation Serif'" style:font-pitch="variable"/>
    <style:font-face style:name="ArialMT" svg:font-family="ArialMT"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Anschriftenfelder" style:family="table">
      <style:table-properties style:width="3.3465in" table:align="margins"/>
    </style:style>
    <style:style style:name="Anschriftenfelder.A" style:family="table-column">
      <style:table-column-properties style:column-width="3.3465in" style:rel-column-width="65535*"/>
    </style:style>
    <style:style style:name="Anschriftenfelder.1" style:family="table-row">
      <style:table-row-properties style:min-row-height="0.1965in"/>
    </style:style>
    <style:style style:name="Anschriftenfelder.A1" style:family="table-cell">
      <style:table-cell-properties fo:background-color="transparent" fo:padding="0in" fo:border="none">
        <style:background-image/>
      </style:table-cell-properties>
    </style:style>
    <style:style style:name="Anschriftenfelder.2" style:family="table-row">
      <style:table-row-properties style:min-row-height="0.5in"/>
    </style:style>
    <style:style style:name="Anschriftenfelder.3" style:family="table-row">
      <style:table-row-properties style:min-row-height="1.075in"/>
    </style:style>
    <style:style style:name="Table1" style:family="table">
      <style:table-properties style:width="6.341in" fo:margin-left="0.0972in" table:align="left"/>
    </style:style>
    <style:style style:name="Table1.A" style:family="table-column">
      <style:table-column-properties style:column-width="2.1111in"/>
    </style:style>
    <style:style style:name="Table1.B" style:family="table-column">
      <style:table-column-properties style:column-width="2.209in"/>
    </style:style>
    <style:style style:name="Table1.C" style:family="table-column">
      <style:table-column-properties style:column-width="2.0208in"/>
    </style:style>
    <style:style style:name="Table1.1" style:family="table-row">
      <style:table-row-properties style:min-row-height="0.5618in"/>
    </style:style>
    <style:style style:name="Table1.A1" style:family="table-cell">
      <style:table-cell-properties fo:padding-left="0.0201in" fo:padding-right="0.0597in" fo:padding-top="0in" fo:padding-bottom="0.0403in" fo:border-left="1pt solid #000000" fo:border-right="none" fo:border-top="1pt solid #000000" fo:border-bottom="1pt solid #000000"/>
    </style:style>
    <style:style style:name="Table1.C1" style:family="table-cell">
      <style:table-cell-properties fo:padding-left="0.0201in" fo:padding-right="0.0597in" fo:padding-top="0in" fo:padding-bottom="0.0403in" fo:border="1pt solid #000000"/>
    </style:style>
    <style:style style:name="Table2" style:family="table">
      <style:table-properties style:width="6.6278in" table:align="margins"/>
    </style:style>
    <style:style style:name="Table2.A" style:family="table-column">
      <style:table-column-properties style:column-width="6.6278in" style:rel-column-width="65535*"/>
    </style:style>
    <style:style style:name="Table2.A1" style:family="table-cell">
      <style:table-cell-properties fo:padding="0.0382in" fo:border="0.05pt solid #000000"/>
    </style:style>
    <style:style style:name="P1" style:family="paragraph" style:parent-style-name="Frame_20_contents">
      <style:paragraph-properties fo:text-align="start" style:justify-single-word="false"/>
      <style:text-properties style:font-name="Liberation Sans" fo:font-size="10pt" officeooo:rsid="00078513" officeooo:paragraph-rsid="006f3a04" style:font-size-asian="10pt" style:font-size-complex="10pt"/>
    </style:style>
    <style:style style:name="P2" style:family="paragraph" style:parent-style-name="Frame_20_contents">
      <style:paragraph-properties fo:text-align="start" style:justify-single-word="false"/>
      <style:text-properties style:font-name="Liberation Sans" fo:font-size="10pt" officeooo:rsid="00380203" officeooo:paragraph-rsid="006f3a04" style:font-size-asian="10pt" style:font-size-complex="10pt"/>
    </style:style>
    <style:style style:name="P3" style:family="paragraph" style:parent-style-name="Frame_20_contents">
      <style:paragraph-properties fo:text-align="start" style:justify-single-word="false"/>
      <style:text-properties style:font-name="Liberation Sans" fo:font-size="10pt" officeooo:rsid="006f3a04" officeooo:paragraph-rsid="006f3a04" style:font-size-asian="10pt" style:font-size-complex="10pt"/>
    </style:style>
    <style:style style:name="P4" style:family="paragraph" style:parent-style-name="Text_20_body">
      <style:text-properties style:font-name="Liberation Sans" officeooo:rsid="002f62b5" officeooo:paragraph-rsid="002f62b5"/>
    </style:style>
    <style:style style:name="P5" style:family="paragraph" style:parent-style-name="Standard">
      <style:paragraph-properties fo:margin-left="0in" fo:margin-right="-0.2984in" fo:text-indent="0in" style:auto-text-indent="false"/>
      <style:text-properties fo:color="#000000" style:font-name="ArialMT" fo:font-size="8pt" fo:font-weight="normal" style:font-size-asian="8pt" style:font-weight-asian="normal"/>
    </style:style>
    <style:style style:name="P6" style:family="paragraph" style:parent-style-name="Standard">
      <style:paragraph-properties fo:margin-left="0in" fo:margin-right="-0.2984in" fo:text-indent="0in" style:auto-text-indent="false"/>
      <style:text-properties fo:color="#000000" style:font-name="TimesNewRomanPSMT" fo:font-size="8pt" fo:font-weight="normal" style:font-size-asian="8pt" style:font-weight-asian="normal"/>
    </style:style>
    <style:style style:name="P7" style:family="paragraph" style:parent-style-name="Standard">
      <style:paragraph-properties fo:margin-left="0in" fo:margin-right="-0.2984in" fo:text-indent="0in" style:auto-text-indent="false"/>
      <style:text-properties fo:color="#000000" style:font-name="Liberation Sans1" fo:font-size="10pt" fo:font-weight="normal" style:font-size-asian="10pt" style:font-weight-asian="normal"/>
    </style:style>
    <style:style style:name="P8" style:family="paragraph" style:parent-style-name="Standard">
      <style:paragraph-properties fo:margin-left="0in" fo:margin-right="-0.2984in" fo:text-indent="0in" style:auto-text-indent="false"/>
      <style:text-properties fo:color="#000000" style:font-name="Liberation Sans1" fo:font-size="8pt" fo:font-weight="normal" style:font-size-asian="8pt" style:font-weight-asian="normal"/>
    </style:style>
    <style:style style:name="P9" style:family="paragraph" style:parent-style-name="Standard">
      <style:paragraph-properties fo:margin-left="0in" fo:margin-right="-0.2984in" fo:text-indent="0in" style:auto-text-indent="false"/>
      <style:text-properties fo:color="#000000" style:font-name="Liberation Sans1" fo:font-size="8pt" fo:font-weight="bold" style:font-size-asian="8pt" style:font-weight-asian="bold" style:font-size-complex="8pt"/>
    </style:style>
    <style:style style:name="P10" style:family="paragraph" style:parent-style-name="Standard">
      <style:paragraph-properties fo:margin-left="0in" fo:margin-right="-0.2984in" fo:text-indent="0in" style:auto-text-indent="false"/>
      <style:text-properties fo:color="#000000" style:font-name="Liberation Serif1" fo:font-size="12pt" fo:font-weight="normal" officeooo:rsid="00380203" officeooo:paragraph-rsid="00380203" style:font-size-asian="12pt" style:font-weight-asian="normal" style:font-size-complex="12pt"/>
    </style:style>
    <style:style style:name="P11" style:family="paragraph" style:parent-style-name="Standard">
      <style:paragraph-properties fo:margin-top="0.0102in" fo:margin-bottom="0in" loext:contextual-spacing="false" fo:line-height="0.139in"/>
      <style:text-properties fo:font-size="10pt" fo:language="de" fo:country="DE" officeooo:paragraph-rsid="003234e1" style:font-size-asian="10pt" style:font-size-complex="10pt"/>
    </style:style>
    <style:style style:name="P12" style:family="paragraph" style:parent-style-name="Standard">
      <style:paragraph-properties fo:margin-left="0.0709in" fo:margin-right="-0.0161in" fo:margin-top="0.0283in" fo:margin-bottom="0in" loext:contextual-spacing="false" fo:line-height="100%" fo:text-indent="0in" style:auto-text-indent="false"/>
      <style:text-properties fo:language="de" fo:country="DE" officeooo:paragraph-rsid="003234e1"/>
    </style:style>
    <style:style style:name="P13" style:family="paragraph" style:parent-style-name="Standard">
      <style:paragraph-properties fo:margin-left="0.0709in" fo:margin-right="-0.0161in" fo:margin-top="0.0283in" fo:margin-bottom="0in" loext:contextual-spacing="false" fo:line-height="100%" fo:text-align="center" style:justify-single-word="false" fo:text-indent="0in" style:auto-text-indent="false">
        <style:tab-stops>
          <style:tab-stop style:position="2.1945in"/>
          <style:tab-stop style:position="4.3335in"/>
        </style:tab-stops>
      </style:paragraph-properties>
      <style:text-properties style:text-position="-7% 100%" style:font-name="Liberation Serif1" fo:font-size="10pt" fo:language="de" fo:country="DE" officeooo:rsid="004c9b92" officeooo:paragraph-rsid="004c9b92" style:font-name-asian="Arial" style:font-size-asian="8.75pt" style:font-name-complex="Arial" style:font-size-complex="10pt"/>
    </style:style>
    <style:style style:name="P14" style:family="paragraph" style:parent-style-name="Standard">
      <style:paragraph-properties fo:margin-left="0.0709in" fo:margin-right="-0.0161in" fo:margin-top="0.0283in" fo:margin-bottom="0in" loext:contextual-spacing="false" fo:line-height="100%" fo:text-indent="0in" style:auto-text-indent="false">
        <style:tab-stops>
          <style:tab-stop style:position="2.1945in"/>
          <style:tab-stop style:position="4.3335in"/>
        </style:tab-stops>
      </style:paragraph-properties>
      <style:text-properties style:text-position="-7% 100%" style:font-name="Liberation Sans1" fo:font-size="7pt" fo:language="de" fo:country="DE" officeooo:paragraph-rsid="004c9b92" style:font-name-asian="Arial" style:font-size-asian="7pt" style:font-name-complex="Arial" style:font-size-complex="7pt"/>
    </style:style>
    <style:style style:name="P15" style:family="paragraph" style:parent-style-name="Standard">
      <style:paragraph-properties fo:margin-left="0.0709in" fo:margin-right="-0.0161in" fo:margin-top="0.0299in" fo:margin-bottom="0.0598in" loext:contextual-spacing="false" fo:line-height="100%" fo:text-indent="0in" style:auto-text-indent="false" style:writing-mode="lr-tb">
        <style:tab-stops>
          <style:tab-stop style:position="2.1945in"/>
          <style:tab-stop style:position="4.3335in"/>
        </style:tab-stops>
      </style:paragraph-properties>
      <style:text-properties fo:font-size="10pt" fo:language="de" fo:country="DE" officeooo:paragraph-rsid="004c9b92" style:font-size-asian="10pt" style:font-size-complex="10pt"/>
    </style:style>
    <style:style style:name="P16" style:family="paragraph" style:parent-style-name="Standard">
      <style:paragraph-properties fo:margin-left="0.0709in" fo:margin-right="-0.0161in" fo:margin-top="0.0299in" fo:margin-bottom="0.0598in" loext:contextual-spacing="false" fo:line-height="100%" fo:text-indent="0in" style:auto-text-indent="false" style:writing-mode="lr-tb">
        <style:tab-stops>
          <style:tab-stop style:position="2.1945in"/>
          <style:tab-stop style:position="4.3335in"/>
        </style:tab-stops>
      </style:paragraph-properties>
      <style:text-properties fo:font-size="10pt" fo:language="de" fo:country="DE" officeooo:paragraph-rsid="00503555" style:font-size-asian="10pt" style:font-size-complex="10pt"/>
    </style:style>
    <style:style style:name="P17" style:family="paragraph" style:parent-style-name="Standard">
      <style:paragraph-properties fo:margin-left="0.0709in" fo:margin-right="-0.0161in" fo:margin-top="0.0299in" fo:margin-bottom="0.0598in" loext:contextual-spacing="false" fo:line-height="100%" fo:text-indent="0in" style:auto-text-indent="false" style:writing-mode="lr-tb">
        <style:tab-stops>
          <style:tab-stop style:position="2.1945in"/>
          <style:tab-stop style:position="4.3335in"/>
        </style:tab-stops>
      </style:paragraph-properties>
      <style:text-properties style:text-position="-7% 100%" style:font-name="Liberation Serif1" fo:font-size="10pt" fo:language="de" fo:country="DE" officeooo:rsid="004c9b92" officeooo:paragraph-rsid="00503555" style:font-name-asian="Arial" style:font-size-asian="10pt" style:font-name-complex="Arial" style:font-size-complex="10pt"/>
    </style:style>
    <style:style style:name="P18" style:family="paragraph" style:parent-style-name="Standard">
      <style:paragraph-properties fo:margin-top="0in" fo:margin-bottom="0in" loext:contextual-spacing="false" fo:line-height="0.139in"/>
      <style:text-properties fo:font-size="10pt" fo:language="de" fo:country="DE" officeooo:paragraph-rsid="003234e1" style:font-size-asian="10pt" style:font-size-complex="10pt"/>
    </style:style>
    <style:style style:name="P19" style:family="paragraph" style:parent-style-name="Standard">
      <style:paragraph-properties fo:margin-top="0in" fo:margin-bottom="0in" loext:contextual-spacing="false" fo:line-height="0.139in"/>
      <style:text-properties fo:font-size="10pt" fo:language="de" fo:country="DE" style:text-underline-style="solid" style:text-underline-type="double" style:text-underline-width="auto" style:text-underline-color="font-color" officeooo:paragraph-rsid="003234e1" style:font-size-asian="10pt" style:font-size-complex="10pt"/>
    </style:style>
    <style:style style:name="P20" style:family="paragraph" style:parent-style-name="Standard">
      <style:paragraph-properties fo:margin-top="0in" fo:margin-bottom="0in" loext:contextual-spacing="false" fo:line-height="0.139in"/>
      <style:text-properties style:font-name="Liberation Serif1" fo:font-size="10pt" fo:language="de" fo:country="DE" officeooo:paragraph-rsid="003234e1" style:font-name-asian="Arial" style:font-size-asian="10pt" style:font-name-complex="Arial" style:font-size-complex="10pt"/>
    </style:style>
    <style:style style:name="P21" style:family="paragraph" style:parent-style-name="Standard">
      <style:paragraph-properties fo:margin-top="0in" fo:margin-bottom="0in" loext:contextual-spacing="false" fo:line-height="0.139in"/>
      <style:text-properties style:font-name="Liberation Sans1" fo:font-size="10pt" fo:language="de" fo:country="DE" officeooo:paragraph-rsid="003234e1" style:font-name-asian="Arial" style:font-size-asian="10pt" style:font-name-complex="Arial" style:font-size-complex="10pt"/>
    </style:style>
    <style:style style:name="P22" style:family="paragraph" style:parent-style-name="Standard" style:master-page-name="">
      <loext:graphic-properties draw:fill="none"/>
      <style:paragraph-properties fo:margin-left="0in" fo:margin-right="0in" fo:margin-top="0.028in" fo:margin-bottom="0in" loext:contextual-spacing="false" fo:line-height="100%" fo:text-indent="0in" style:auto-text-indent="false" style:page-number="auto" fo:background-color="transparent"/>
      <style:text-properties style:font-name="Liberation Sans1" fo:font-size="12pt" fo:language="de" fo:country="DE" officeooo:paragraph-rsid="003234e1" style:font-size-asian="12pt" style:font-size-complex="12pt"/>
    </style:style>
    <style:style style:name="P23" style:family="paragraph" style:parent-style-name="Standard" style:master-page-name="">
      <loext:graphic-properties draw:fill="none"/>
      <style:paragraph-properties fo:margin-left="0in" fo:margin-right="0in" fo:margin-top="0.0283in" fo:margin-bottom="0in" loext:contextual-spacing="false" fo:line-height="100%" fo:text-indent="0in" style:auto-text-indent="false" style:page-number="auto" fo:background-color="transparent">
        <style:tab-stops>
          <style:tab-stop style:position="4in"/>
          <style:tab-stop style:position="4.4862in"/>
        </style:tab-stops>
      </style:paragraph-properties>
      <style:text-properties style:font-name="Liberation Sans1" officeooo:paragraph-rsid="00422f70"/>
    </style:style>
    <style:style style:name="P24" style:family="paragraph" style:parent-style-name="Standard">
      <loext:graphic-properties draw:fill="none"/>
      <style:paragraph-properties fo:margin-left="0in" fo:margin-right="0in" fo:margin-top="0.0283in" fo:margin-bottom="0in" loext:contextual-spacing="false" fo:line-height="100%" fo:text-align="justify" style:justify-single-word="false" fo:text-indent="0in" style:auto-text-indent="false" fo:background-color="transparent">
        <style:tab-stops>
          <style:tab-stop style:position="4in"/>
          <style:tab-stop style:position="4.4862in"/>
        </style:tab-stops>
      </style:paragraph-properties>
      <style:text-properties style:font-name="Liberation Sans1" officeooo:paragraph-rsid="00422f70"/>
    </style:style>
    <style:style style:name="P25" style:family="paragraph" style:parent-style-name="Standard">
      <loext:graphic-properties draw:fill="none"/>
      <style:paragraph-properties fo:margin-left="0in" fo:margin-right="0in" fo:margin-top="0.0283in" fo:margin-bottom="0in" loext:contextual-spacing="false" fo:line-height="100%" fo:text-indent="0in" style:auto-text-indent="false" fo:background-color="transparent">
        <style:tab-stops>
          <style:tab-stop style:position="4in"/>
          <style:tab-stop style:position="4.4862in"/>
        </style:tab-stops>
      </style:paragraph-properties>
      <style:text-properties style:font-name="Liberation Sans1" fo:font-size="10pt" fo:language="de" fo:country="DE" officeooo:paragraph-rsid="00422f70" style:font-name-asian="Arial" style:font-size-asian="10pt" style:font-name-complex="Arial" style:font-size-complex="10pt"/>
    </style:style>
    <style:style style:name="P26" style:family="paragraph" style:parent-style-name="Standard" style:master-page-name="">
      <loext:graphic-properties draw:fill="none"/>
      <style:paragraph-properties fo:margin-left="0in" fo:margin-right="0in" fo:margin-top="0.0335in" fo:margin-bottom="0in" loext:contextual-spacing="false" fo:line-height="125%" fo:text-indent="0in" style:auto-text-indent="false" style:page-number="auto" fo:background-color="transparent">
        <style:tab-stops>
          <style:tab-stop style:position="7.1898in"/>
        </style:tab-stops>
      </style:paragraph-properties>
      <style:text-properties style:font-name="Liberation Sans1" fo:font-size="10pt" fo:language="de" fo:country="DE" officeooo:paragraph-rsid="003234e1" style:font-size-asian="10pt" style:font-size-complex="10pt"/>
    </style:style>
    <style:style style:name="P27" style:family="paragraph" style:parent-style-name="Standard" style:master-page-name="">
      <loext:graphic-properties draw:fill="none"/>
      <style:paragraph-properties fo:margin-left="0in" fo:margin-right="0in" fo:margin-top="0in" fo:margin-bottom="0.0835in" loext:contextual-spacing="false" fo:text-align="justify" style:justify-single-word="false" fo:text-indent="0in" style:auto-text-indent="false" style:page-number="auto" fo:background-color="transparent">
        <style:tab-stops>
          <style:tab-stop style:position="6.6862in"/>
        </style:tab-stops>
      </style:paragraph-properties>
      <style:text-properties fo:color="#000000" style:font-name="Liberation Sans1" fo:font-size="8pt" fo:font-weight="normal" style:font-size-asian="8pt" style:font-weight-asian="normal" style:font-size-complex="8pt"/>
    </style:style>
    <style:style style:name="P28" style:family="paragraph" style:parent-style-name="Standard" style:master-page-name="">
      <loext:graphic-properties draw:fill="none"/>
      <style:paragraph-properties fo:margin-left="0in" fo:margin-right="0in" fo:margin-top="0in" fo:margin-bottom="0.0835in" loext:contextual-spacing="false" fo:text-align="justify" style:justify-single-word="false" fo:text-indent="0in" style:auto-text-indent="false" style:page-number="auto" fo:background-color="transparent"/>
      <style:text-properties fo:color="#000000" style:font-name="Liberation Sans1" fo:font-size="8pt" fo:font-weight="normal" style:font-size-asian="8pt" style:font-weight-asian="normal" style:font-size-complex="8pt"/>
    </style:style>
    <style:style style:name="P29" style:family="paragraph" style:parent-style-name="Standard">
      <loext:graphic-properties draw:fill="none"/>
      <style:paragraph-properties fo:margin-left="0in" fo:margin-right="0in" fo:text-align="end" style:justify-single-word="false" fo:text-indent="0in" style:auto-text-indent="false" fo:background-color="transparent"/>
      <style:text-properties fo:font-size="10pt" fo:language="de" fo:country="DE" officeooo:paragraph-rsid="00047e61" style:font-size-asian="8.75pt" style:font-size-complex="10pt"/>
    </style:style>
    <style:style style:name="P30" style:family="paragraph" style:parent-style-name="Standard" style:master-page-name="">
      <loext:graphic-properties draw:fill="none"/>
      <style:paragraph-properties fo:margin-left="0in" fo:margin-right="0in" fo:text-align="end" style:justify-single-word="false" fo:text-indent="0in" style:auto-text-indent="false" style:page-number="auto" fo:background-color="transparent"/>
      <style:text-properties fo:font-size="10pt" fo:language="de" fo:country="DE" officeooo:paragraph-rsid="00047e61" style:font-size-asian="8.75pt" style:font-size-complex="10pt"/>
    </style:style>
    <style:style style:name="P31" style:family="paragraph" style:parent-style-name="Standard">
      <loext:graphic-properties draw:fill="none"/>
      <style:paragraph-properties fo:margin-left="0in" fo:margin-right="0.25in" fo:margin-top="0.0283in" fo:margin-bottom="0in" loext:contextual-spacing="false" fo:line-height="100%" fo:text-align="justify" style:justify-single-word="false" fo:text-indent="0in" style:auto-text-indent="false" fo:background-color="transparent">
        <style:tab-stops>
          <style:tab-stop style:position="4in"/>
          <style:tab-stop style:position="4.4862in"/>
        </style:tab-stops>
      </style:paragraph-properties>
      <style:text-properties fo:color="#000000" style:font-name="Liberation Sans1" fo:font-size="10pt" fo:font-weight="normal" officeooo:paragraph-rsid="00422f70" style:font-size-asian="10pt" style:font-weight-asian="normal"/>
    </style:style>
    <style:style style:name="P32" style:family="paragraph" style:parent-style-name="Standard">
      <loext:graphic-properties draw:fill="none"/>
      <style:paragraph-properties fo:margin-left="0in" fo:margin-right="0.0618in" fo:margin-top="0.0283in" fo:margin-bottom="0in" loext:contextual-spacing="false" fo:line-height="100%" fo:text-align="justify" style:justify-single-word="false" fo:text-indent="0in" style:auto-text-indent="false" fo:background-color="transparent">
        <style:tab-stops>
          <style:tab-stop style:position="4in"/>
          <style:tab-stop style:position="4.4862in"/>
        </style:tab-stops>
      </style:paragraph-properties>
      <style:text-properties fo:color="#000000" style:font-name="Liberation Sans1" fo:font-size="10pt" fo:font-weight="normal" officeooo:paragraph-rsid="004e8c7f" style:font-size-asian="10pt" style:font-weight-asian="normal"/>
    </style:style>
    <style:style style:name="P33" style:family="paragraph" style:parent-style-name="Standard">
      <loext:graphic-properties draw:fill="none"/>
      <style:paragraph-properties fo:margin-left="0in" fo:margin-right="0.0618in" fo:margin-top="0.0283in" fo:margin-bottom="0in" loext:contextual-spacing="false" fo:line-height="100%" fo:text-align="justify" style:justify-single-word="false" fo:text-indent="0in" style:auto-text-indent="false" fo:background-color="transparent">
        <style:tab-stops>
          <style:tab-stop style:position="4in"/>
          <style:tab-stop style:position="4.4862in"/>
        </style:tab-stops>
      </style:paragraph-properties>
      <style:text-properties fo:color="#000000" style:text-outline="false" style:font-name="Liberation Sans1" fo:font-size="10pt" fo:letter-spacing="normal" style:text-underline-style="none" fo:font-weight="normal" officeooo:paragraph-rsid="004e8c7f" style:letter-kerning="false" style:font-size-asian="10pt" style:font-weight-asian="normal" style:font-size-complex="10pt"/>
    </style:style>
    <style:style style:name="P34" style:family="paragraph" style:parent-style-name="Standard">
      <style:paragraph-properties fo:margin-left="0.0709in" fo:margin-right="-0.0138in" fo:margin-top="0in" fo:margin-bottom="0in" loext:contextual-spacing="false" fo:line-height="0.1098in" fo:text-indent="0in" style:auto-text-indent="false"/>
      <style:text-properties fo:language="de" fo:country="DE" officeooo:paragraph-rsid="003234e1"/>
    </style:style>
    <style:style style:name="P35" style:family="paragraph" style:parent-style-name="Standard">
      <style:paragraph-properties fo:margin-top="0.0083in" fo:margin-bottom="0in" loext:contextual-spacing="false" fo:line-height="0.139in"/>
      <style:text-properties style:font-name="Liberation Sans1" fo:font-size="10pt" fo:language="de" fo:country="DE" officeooo:paragraph-rsid="003234e1" style:font-name-asian="Arial" style:font-size-asian="10pt" style:font-name-complex="Arial" style:font-size-complex="10pt"/>
    </style:style>
    <style:style style:name="P36" style:family="paragraph" style:parent-style-name="Standard">
      <style:paragraph-properties fo:margin-top="0.0047in" fo:margin-bottom="0in" loext:contextual-spacing="false" fo:line-height="0.1528in"/>
      <style:text-properties style:text-position="-7% 100%" style:font-name="Arial" fo:font-size="7pt" fo:letter-spacing="0.0008in" fo:language="de" fo:country="DE" officeooo:paragraph-rsid="003234e1" style:font-name-asian="Arial" style:font-size-asian="7pt" style:font-name-complex="Arial" style:font-size-complex="7pt"/>
    </style:style>
    <style:style style:name="P37" style:family="paragraph" style:parent-style-name="Text_20_body">
      <loext:graphic-properties draw:fill="none"/>
      <style:paragraph-properties fo:margin-left="0.3118in" fo:margin-right="0in" fo:margin-top="0in" fo:margin-bottom="0.0972in" loext:contextual-spacing="false" fo:line-height="120%" fo:text-align="start" style:justify-single-word="false" fo:text-indent="0in" style:auto-text-indent="false" fo:background-color="transparent"/>
      <style:text-properties fo:font-size="10pt" style:font-size-asian="10pt" style:font-size-complex="10pt"/>
    </style:style>
    <style:style style:name="P38" style:family="paragraph" style:parent-style-name="Standard" style:master-page-name="">
      <loext:graphic-properties draw:fill="none"/>
      <style:paragraph-properties fo:margin-left="0in" fo:margin-right="0.3752in" fo:margin-top="0in" fo:margin-bottom="0in" loext:contextual-spacing="false" fo:line-height="0.139in" fo:text-indent="0in" style:auto-text-indent="false" style:page-number="auto" fo:background-color="transparent">
        <style:tab-stops>
          <style:tab-stop style:position="0.628in"/>
        </style:tab-stops>
      </style:paragraph-properties>
      <style:text-properties style:font-name="Liberation Serif1" fo:font-size="10pt" fo:language="de" fo:country="DE" officeooo:rsid="00380203" officeooo:paragraph-rsid="003234e1" style:font-size-asian="10pt" style:font-size-complex="10pt"/>
    </style:style>
    <style:style style:name="P39" style:family="paragraph" style:parent-style-name="Adressee">
      <style:text-properties officeooo:rsid="00574ee1"/>
    </style:style>
    <style:style style:name="P40" style:family="paragraph" style:parent-style-name="Standard">
      <style:paragraph-properties fo:text-align="start" style:justify-single-word="false"/>
      <style:text-properties style:font-name="Liberation Sans" officeooo:rsid="006f3a04" officeooo:paragraph-rsid="006f3a04"/>
    </style:style>
    <style:style style:name="P41" style:family="paragraph" style:parent-style-name="Standard">
      <style:paragraph-properties fo:text-align="start" style:justify-single-word="false"/>
      <style:text-properties style:font-name="Liberation Sans" fo:font-size="12pt" officeooo:rsid="00149e84" officeooo:paragraph-rsid="0012f877" style:font-size-asian="12pt" style:font-size-complex="12pt"/>
    </style:style>
    <style:style style:name="P42" style:family="paragraph" style:parent-style-name="Preformatted_20_Text">
      <style:paragraph-properties fo:text-align="start" style:justify-single-word="false"/>
      <style:text-properties style:font-name="Liberation Sans" fo:font-size="10pt" officeooo:rsid="006f3a04" officeooo:paragraph-rsid="006f3a04" style:font-size-asian="10pt" style:font-size-complex="10pt"/>
    </style:style>
    <style:style style:name="P43" style:family="paragraph" style:parent-style-name="Table_20_Contents">
      <style:text-properties style:font-name="Liberation Sans" fo:font-size="8pt" fo:font-weight="normal" officeooo:rsid="000f3640" officeooo:paragraph-rsid="006f160e" style:font-size-asian="8pt" style:font-weight-asian="normal" style:font-size-complex="8pt" style:font-weight-complex="normal"/>
    </style:style>
    <style:style style:name="P44" style:family="paragraph">
      <loext:graphic-properties draw:fill="none" draw:fill-color="#ffffff"/>
      <style:paragraph-properties style:writing-mode="lr-tb"/>
    </style:style>
    <style:style style:name="P45" style:family="paragraph">
      <style:paragraph-properties fo:text-align="start"/>
      <style:text-properties style:text-line-through-style="none" style:text-line-through-type="none" style:font-name="Liberation Sans" fo:font-size="10pt" fo:font-style="normal" style:text-underline-style="none" fo:font-weight="normal"/>
    </style:style>
    <style:style style:name="T1" style:family="text">
      <style:text-properties fo:font-size="10pt" fo:letter-spacing="0.0008in" fo:language="de" fo:country="DE" style:font-name-asian="Arial" style:font-size-asian="10pt" style:font-name-complex="Arial" style:font-size-complex="10pt"/>
    </style:style>
    <style:style style:name="T2" style:family="text">
      <style:text-properties fo:font-size="10pt" fo:language="de" fo:country="DE" style:font-name-asian="Arial" style:font-size-asian="10pt" style:font-name-complex="Arial" style:font-size-complex="10pt"/>
    </style:style>
    <style:style style:name="T3" style:family="text">
      <style:text-properties fo:font-size="10pt" fo:letter-spacing="-0.0016in" fo:language="de" fo:country="DE" style:font-name-asian="Arial" style:font-size-asian="10pt" style:font-name-complex="Arial" style:font-size-complex="10pt"/>
    </style:style>
    <style:style style:name="T4" style:family="text">
      <style:text-properties fo:font-size="10pt" fo:letter-spacing="-0.0008in" fo:language="de" fo:country="DE" style:font-name-asian="Arial" style:font-size-asian="10pt" style:font-name-complex="Arial" style:font-size-complex="10pt"/>
    </style:style>
    <style:style style:name="T5" style:family="text">
      <style:text-properties fo:font-size="10pt" fo:letter-spacing="0.0016in" fo:language="de" fo:country="DE" style:font-name-asian="Arial" style:font-size-asian="10pt" style:font-name-complex="Arial" style:font-size-complex="10pt"/>
    </style:style>
    <style:style style:name="T6" style:family="text">
      <style:text-properties fo:font-size="10pt" fo:letter-spacing="-0.0043in" fo:language="de" fo:country="DE" style:font-name-asian="Arial" style:font-size-asian="10pt" style:font-name-complex="Arial" style:font-size-complex="10pt"/>
    </style:style>
    <style:style style:name="T7" style:family="text">
      <style:text-properties fo:font-size="10pt" fo:letter-spacing="-0.002in" fo:language="de" fo:country="DE" style:font-name-asian="Arial" style:font-size-asian="10pt" style:font-name-complex="Arial" style:font-size-complex="10pt"/>
    </style:style>
    <style:style style:name="T8" style:family="text">
      <style:text-properties fo:font-size="10pt" fo:letter-spacing="-0.0047in" fo:language="de" fo:country="DE" style:font-name-asian="Arial" style:font-size-asian="10pt" style:font-name-complex="Arial" style:font-size-complex="10pt"/>
    </style:style>
    <style:style style:name="T9" style:family="text">
      <style:text-properties fo:color="#000000" fo:font-size="10pt" fo:font-weight="normal" style:font-size-asian="10pt" style:font-weight-asian="normal"/>
    </style:style>
    <style:style style:name="T10" style:family="text">
      <style:text-properties fo:color="#000000" fo:font-size="10pt" fo:font-weight="normal" officeooo:rsid="0027496e" style:font-size-asian="10pt" style:font-weight-asian="normal"/>
    </style:style>
    <style:style style:name="T11" style:family="text">
      <style:text-properties fo:color="#000000" fo:font-size="10pt" fo:font-weight="normal" officeooo:rsid="0026a7a9" style:font-size-asian="10pt" style:font-weight-asian="normal" style:font-size-complex="10pt"/>
    </style:style>
    <style:style style:name="T12" style:family="text">
      <style:text-properties fo:color="#000000" fo:font-size="10pt" fo:font-weight="normal" officeooo:rsid="0029c71f" style:font-size-asian="10pt" style:font-weight-asian="normal" style:font-size-complex="10pt"/>
    </style:style>
    <style:style style:name="T13" style:family="text">
      <style:text-properties style:text-position="-7% 100%" style:font-name="Arial" fo:font-size="7pt" fo:letter-spacing="0.0008in" style:font-name-asian="Arial" style:font-size-asian="7pt" style:font-name-complex="Arial" style:font-size-complex="7pt"/>
    </style:style>
    <style:style style:name="T14" style:family="text">
      <style:text-properties style:text-position="-7% 100%" style:font-name="Arial" fo:font-size="7pt" style:font-name-asian="Arial" style:font-size-asian="7pt" style:font-name-complex="Arial" style:font-size-complex="7pt"/>
    </style:style>
    <style:style style:name="T15" style:family="text">
      <style:text-properties style:text-position="-7% 100%" style:font-name="Liberation Sans1" fo:font-size="7pt" fo:letter-spacing="0.0008in" style:font-name-asian="Arial" style:font-size-asian="7pt" style:font-name-complex="Arial" style:font-size-complex="7pt"/>
    </style:style>
    <style:style style:name="T16" style:family="text">
      <style:text-properties style:text-position="-7% 100%" style:font-name="Liberation Sans1" fo:font-size="7pt" fo:letter-spacing="-0.0008in" style:font-name-asian="Arial" style:font-size-asian="7pt" style:font-name-complex="Arial" style:font-size-complex="7pt"/>
    </style:style>
    <style:style style:name="T17" style:family="text">
      <style:text-properties style:text-position="-7% 100%" style:font-name="Liberation Sans1" fo:font-size="7pt" fo:letter-spacing="-0.0008in" officeooo:rsid="0035977c" style:font-name-asian="Arial" style:font-size-asian="7pt" style:font-name-complex="Arial" style:font-size-complex="7pt"/>
    </style:style>
    <style:style style:name="T18" style:family="text">
      <style:text-properties style:text-position="-7% 100%" style:font-name="Liberation Sans1" fo:font-size="7pt" fo:letter-spacing="-0.0035in" style:font-name-asian="Arial" style:font-size-asian="7pt" style:font-name-complex="Arial" style:font-size-complex="7pt"/>
    </style:style>
    <style:style style:name="T19" style:family="text">
      <style:text-properties style:text-position="-7% 100%" style:font-name="Liberation Sans1" fo:font-size="7pt" fo:letter-spacing="0.002in" style:font-name-asian="Arial" style:font-size-asian="7pt" style:font-name-complex="Arial" style:font-size-complex="7pt"/>
    </style:style>
    <style:style style:name="T20" style:family="text">
      <style:text-properties style:text-position="-7% 100%" style:font-name="Liberation Sans1" fo:font-size="7pt" fo:letter-spacing="0.0016in" style:font-name-asian="Arial" style:font-size-asian="7pt" style:font-name-complex="Arial" style:font-size-complex="7pt"/>
    </style:style>
    <style:style style:name="T21" style:family="text">
      <style:text-properties style:text-position="-7% 100%" style:font-name="Liberation Sans1" fo:font-size="7pt" fo:letter-spacing="-0.0055in" style:font-name-asian="Arial" style:font-size-asian="7pt" style:font-name-complex="Arial" style:font-size-complex="7pt"/>
    </style:style>
    <style:style style:name="T22" style:family="text">
      <style:text-properties style:text-position="-7% 100%" style:font-name="Liberation Sans1" fo:font-size="7pt" fo:letter-spacing="-0.002in" style:font-name-asian="Arial" style:font-size-asian="7pt" style:font-name-complex="Arial" style:font-size-complex="7pt"/>
    </style:style>
    <style:style style:name="T23" style:family="text">
      <style:text-properties style:text-position="-7% 100%" style:font-name="Liberation Sans1" fo:font-size="7pt" style:font-name-asian="Arial" style:font-size-asian="7pt" style:font-name-complex="Arial" style:font-size-complex="7pt"/>
    </style:style>
    <style:style style:name="T24" style:family="text">
      <style:text-properties style:text-position="-7% 100%" style:font-name="Liberation Sans1" fo:font-size="7pt" fo:letter-spacing="-0.0016in" style:font-name-asian="Arial" style:font-size-asian="7pt" style:font-name-complex="Arial" style:font-size-complex="7pt"/>
    </style:style>
    <style:style style:name="T25" style:family="text">
      <style:text-properties style:text-position="-7% 100%" style:font-name="Liberation Sans1" fo:font-size="7pt" fo:letter-spacing="-0.0043in" style:font-name-asian="Arial" style:font-size-asian="7pt" style:font-name-complex="Arial" style:font-size-complex="7pt"/>
    </style:style>
    <style:style style:name="T26" style:family="text">
      <style:text-properties fo:letter-spacing="-0.0008in" fo:font-weight="bold" style:font-name-asian="Arial" style:font-weight-asian="bold" style:font-name-complex="Arial" style:font-weight-complex="bold"/>
    </style:style>
    <style:style style:name="T27" style:family="text">
      <style:text-properties fo:letter-spacing="-0.0008in" style:font-name-asian="Arial" style:font-name-complex="Arial"/>
    </style:style>
    <style:style style:name="T28" style:family="text">
      <style:text-properties fo:letter-spacing="-0.0008in" style:font-name-asian="Arial" style:font-name-complex="Arial" style:text-scale="99%"/>
    </style:style>
    <style:style style:name="T29" style:family="text">
      <style:text-properties fo:letter-spacing="-0.0008in" officeooo:rsid="003234e1" style:font-name-asian="Arial" style:font-name-complex="Arial" style:text-scale="99%"/>
    </style:style>
    <style:style style:name="T30" style:family="text">
      <style:text-properties fo:letter-spacing="0.0008in" fo:font-weight="bold" style:font-name-asian="Arial" style:font-weight-asian="bold" style:font-name-complex="Arial" style:font-weight-complex="bold"/>
    </style:style>
    <style:style style:name="T31" style:family="text">
      <style:text-properties fo:letter-spacing="0.0008in" style:font-name-asian="Arial" style:font-name-complex="Arial"/>
    </style:style>
    <style:style style:name="T32" style:family="text">
      <style:text-properties fo:letter-spacing="0.0008in" style:font-name-asian="Arial" style:font-name-complex="Arial" style:text-scale="99%"/>
    </style:style>
    <style:style style:name="T33" style:family="text">
      <style:text-properties fo:font-weight="bold" style:font-name-asian="Arial" style:font-weight-asian="bold" style:font-name-complex="Arial" style:font-weight-complex="bold"/>
    </style:style>
    <style:style style:name="T34" style:family="text">
      <style:text-properties fo:letter-spacing="-0.002in" fo:font-weight="bold" style:font-name-asian="Arial" style:font-weight-asian="bold" style:font-name-complex="Arial" style:font-weight-complex="bold"/>
    </style:style>
    <style:style style:name="T35" style:family="text">
      <style:text-properties fo:letter-spacing="-0.002in" style:font-name-asian="Arial" style:font-name-complex="Arial"/>
    </style:style>
    <style:style style:name="T36" style:family="text">
      <style:text-properties fo:letter-spacing="-0.0016in" fo:font-weight="bold" style:font-name-asian="Arial" style:font-weight-asian="bold" style:font-name-complex="Arial" style:font-weight-complex="bold"/>
    </style:style>
    <style:style style:name="T37" style:family="text">
      <style:text-properties fo:letter-spacing="-0.0016in" style:font-name-asian="Arial" style:font-name-complex="Arial"/>
    </style:style>
    <style:style style:name="T38" style:family="text">
      <style:text-properties fo:letter-spacing="0.0016in" fo:font-weight="bold" style:font-name-asian="Arial" style:font-weight-asian="bold" style:font-name-complex="Arial" style:font-weight-complex="bold"/>
    </style:style>
    <style:style style:name="T39" style:family="text">
      <style:text-properties fo:letter-spacing="0.0016in" style:font-name-asian="Arial" style:font-name-complex="Arial"/>
    </style:style>
    <style:style style:name="T40" style:family="text">
      <style:text-properties fo:letter-spacing="0.0016in" style:font-name-asian="Arial" style:font-name-complex="Arial" style:text-scale="99%"/>
    </style:style>
    <style:style style:name="T41" style:family="text">
      <style:text-properties style:font-name-asian="Arial" style:font-name-complex="Arial"/>
    </style:style>
    <style:style style:name="T42" style:family="text">
      <style:text-properties style:font-name-asian="Arial" style:font-name-complex="Arial" style:text-scale="99%"/>
    </style:style>
    <style:style style:name="T43" style:family="text">
      <style:text-properties officeooo:rsid="00047e61"/>
    </style:style>
    <style:style style:name="T44" style:family="text">
      <style:text-properties style:text-outline="false" fo:letter-spacing="0.0008in" style:text-underline-style="none" style:letter-kerning="true" style:font-size-complex="10pt"/>
    </style:style>
    <style:style style:name="T45" style:family="text">
      <style:text-properties style:text-outline="false" fo:letter-spacing="normal" style:text-underline-style="none" style:letter-kerning="false" style:font-size-complex="10pt"/>
    </style:style>
    <style:style style:name="T46" style:family="text">
      <style:text-properties style:text-outline="false" fo:letter-spacing="normal" style:text-underline-style="none" officeooo:rsid="0026a7a9" style:letter-kerning="false" style:font-size-complex="10pt"/>
    </style:style>
    <style:style style:name="T47" style:family="text">
      <style:text-properties style:text-outline="false" fo:letter-spacing="normal" style:text-underline-style="none" officeooo:rsid="0029c71f" style:letter-kerning="false" style:font-size-complex="10pt"/>
    </style:style>
    <style:style style:name="T48" style:family="text">
      <style:text-properties style:text-outline="false" fo:letter-spacing="-0.0016in" style:text-underline-style="none" style:letter-kerning="true" style:font-size-complex="10pt"/>
    </style:style>
    <style:style style:name="T49" style:family="text">
      <style:text-properties style:text-outline="false" fo:letter-spacing="0.002in" style:text-underline-style="none" style:letter-kerning="true" style:font-size-complex="10pt"/>
    </style:style>
    <style:style style:name="T50" style:family="text">
      <style:text-properties style:text-outline="false" fo:letter-spacing="-0.0008in" style:text-underline-style="none" style:letter-kerning="true" style:font-size-complex="10pt"/>
    </style:style>
    <style:style style:name="T51" style:family="text">
      <style:text-properties style:text-outline="false" fo:letter-spacing="0.0016in" style:text-underline-style="none" style:letter-kerning="true" style:font-size-complex="10pt"/>
    </style:style>
    <style:style style:name="T52" style:family="text">
      <style:text-properties style:text-outline="false" fo:letter-spacing="-0.0028in" style:text-underline-style="none" style:letter-kerning="true" style:font-size-complex="10pt"/>
    </style:style>
    <style:style style:name="T53" style:family="text">
      <style:text-properties style:text-outline="false" fo:letter-spacing="-0.002in" style:text-underline-style="none" style:letter-kerning="true" style:font-size-complex="10pt"/>
    </style:style>
    <style:style style:name="T54" style:family="text">
      <style:text-properties style:text-outline="false" fo:letter-spacing="-0.0043in" style:text-underline-style="none" style:letter-kerning="true" style:font-size-complex="10pt"/>
    </style:style>
    <style:style style:name="T55" style:family="text">
      <style:text-properties style:text-outline="false" fo:letter-spacing="-0.0035in" style:text-underline-style="none" style:letter-kerning="true" style:font-size-complex="10pt"/>
    </style:style>
    <style:style style:name="T56" style:family="text">
      <style:text-properties fo:language="de" fo:country="DE"/>
    </style:style>
    <style:style style:name="T57" style:family="text">
      <style:text-properties fo:language="de" fo:country="DE" fo:font-weight="bold" style:font-weight-asian="bold" style:font-weight-complex="bold"/>
    </style:style>
    <style:style style:name="T58" style:family="text">
      <style:text-properties fo:language="de" fo:country="DE" officeooo:rsid="006f160e"/>
    </style:style>
    <style:style style:name="T59" style:family="text">
      <style:text-properties officeooo:rsid="00642501"/>
    </style:style>
    <style:style style:name="T60" style:family="text">
      <style:text-properties officeooo:rsid="006bd128"/>
    </style:style>
    <style:style style:name="T61" style:family="text">
      <style:text-properties officeooo:rsid="006f160e"/>
    </style:style>
    <style:style style:name="T62" style:family="text">
      <style:text-properties officeooo:rsid="006f3a04"/>
    </style:style>
    <style:style style:name="fr1" style:family="graphic" style:parent-style-name="Frame">
      <style:graphic-properties fo:margin-left="0in" fo:margin-right="0in" fo:margin-top="0in" fo:margin-bottom="0in" style:protect="size position" style:wrap="none" style:vertical-pos="from-top" style:vertical-rel="page" style:horizontal-pos="from-left" style:horizontal-rel="page" fo:background-color="transparent" draw:fill="none" draw:fill-color="#ffffff" fo:padding="0in" fo:border-left="none" fo:border-right="none" fo:border-top="0.06pt solid #000000" fo:border-bottom="none" style:shadow="none" draw:shadow-opacity="100%">
        <style:columns fo:column-count="1" fo:column-gap="0in"/>
      </style:graphic-properties>
    </style:style>
    <style:style style:name="fr2" style:family="graphic" style:parent-style-name="Frame">
      <style:graphic-properties style:protect="position" style:wrap="none"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3" style:family="graphic" style:parent-style-name="Frame">
      <style:graphic-properties fo:margin-left="0.0783in" fo:margin-right="0.0783in" fo:margin-top="0.0783in" fo:margin-bottom="0.0783in" style:protect="size position" style:wrap="none" style:vertical-pos="from-top" style:vertical-rel="page" style:horizontal-pos="from-left" style:horizontal-rel="page" fo:background-color="transparent" draw:fill="none" draw:fill-color="#ffffff" fo:padding="0in" fo:border="none" style:shadow="none" draw:shadow-opacity="100%">
        <style:columns fo:column-count="1" fo:column-gap="0in"/>
      </style:graphic-properties>
    </style:style>
    <style:style style:name="gr1" style:family="graphic">
      <style:graphic-properties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solid" svg:stroke-width="0.0098in" svg:stroke-color="#000000" draw:marker-start-width="0.1445in" draw:marker-end-width="0.1445in" draw:stroke-linejoin="round" svg:stroke-linecap="square" draw:fill="none" draw:fill-color="#ffffff" draw:textarea-horizontal-align="left" draw:textarea-vertical-align="top" draw:auto-grow-height="false" fo:min-height="0in" fo:min-width="6.0126in" fo:padding-top="0.0909in" fo:padding-bottom="0.0909in" fo:padding-left="0.1744in" fo:padding-right="0.1744in" fo:wrap-option="wrap" draw:shadow-color="#808080" style:run-through="background"/>
    </style:style>
    <style:style style:name="gr4" style:family="graphic">
      <style:graphic-properties draw:stroke="solid" svg:stroke-width="0.0098in" svg:stroke-color="#000000" draw:marker-start-width="0.1445in" draw:marker-end-width="0.1445in" draw:stroke-linejoin="round" svg:stroke-linecap="square" draw:fill="none" draw:fill-color="#ffffff" draw:textarea-horizontal-align="left" draw:textarea-vertical-align="top" draw:auto-grow-height="false" fo:min-height="0.4791in" fo:min-width="0in" fo:padding-top="0.0909in" fo:padding-bottom="0.0909in" fo:padding-left="0.1744in" fo:padding-right="0.1744in" fo:wrap-option="wrap" draw:shadow-color="#808080" style:run-through="background"/>
    </style:style>
    <style:style style:name="gr5" style:family="graphic">
      <style:graphic-properties draw:stroke="solid" svg:stroke-width="0.0083in" svg:stroke-color="#000000" draw:stroke-linejoin="round" svg:stroke-linecap="square" draw:fill="none" draw:fill-color="#ffffff" draw:textarea-horizontal-align="left" draw:textarea-vertical-align="top" draw:auto-grow-height="false" fo:min-height="0in" fo:min-width="6.0126in" fo:padding-top="0.0902in" fo:padding-bottom="0.0902in" fo:padding-left="0.1736in" fo:padding-right="0.1736in" fo:wrap-option="wrap" draw:shadow-color="#808080" style:run-through="background"/>
    </style:style>
    <style:style style:name="gr6" style:family="graphic">
      <style:graphic-properties draw:stroke="solid" svg:stroke-width="0.0083in" svg:stroke-color="#000000" draw:stroke-linejoin="round" svg:stroke-linecap="square" draw:fill="none" draw:fill-color="#ffffff" draw:textarea-horizontal-align="left" draw:textarea-vertical-align="top" draw:auto-grow-height="false" fo:min-height="0.4783in" fo:min-width="0in" fo:padding-top="0.0902in" fo:padding-bottom="0.0902in" fo:padding-left="0.1736in" fo:padding-right="0.1736in" fo:wrap-option="wrap" draw:shadow-color="#808080" style:run-through="background"/>
    </style:style>
    <style:style style:name="gr7"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month number:style="long"/>
      <number:text>/</number:text>
      <number:day number:style="long"/>
      <number:text>/</number:text>
      <number:year/>
    </number:date-style>
  </office:automatic-styles>
  <office:body>
    <office:text>
      <office:forms form:automatic-focus="false" form:apply-design-mode="tru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radio form:name="verzicht_aufwendung" form:control-implementation="ooo:com.sun.star.form.component.RadioButton" xml:id="control1" form:id="control1" form:label="Ja" formx:group-name="verzicht_aufwendung"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verzicht_aufwendung" form:control-implementation="ooo:com.sun.star.form.component.RadioButton" xml:id="control2" form:id="control2" form:label="Nein" form:current-selected="true" form:selected="true" formx:group-name="verzicht_aufwendung"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Lochmarke" text:anchor-type="paragraph" svg:x="0.1965in" svg:y="5.8465in" svg:width="0.3937in" svg:height="0.0161in" draw:z-index="3"><draw:text-box><text:p text:style-name="Frame_20_contents"/></draw:text-box></draw:frame><draw:frame draw:style-name="fr1" draw:name="Falzmarke unten" text:anchor-type="paragraph" svg:x="0in" svg:y="8.2681in" svg:width="0.3937in" svg:height="0.0161in" draw:z-index="2"><draw:text-box><text:p text:style-name="Frame_20_contents"/></draw:text-box></draw:frame><draw:frame draw:style-name="fr1" draw:name="Falzmarke Oben" text:anchor-type="paragraph" svg:x="0in" svg:y="4.1339in" svg:width="0.3937in" svg:height="0.0161in" draw:z-index="1"><draw:text-box><text:p text:style-name="Frame_20_contents"/></draw:text-box></draw:frame><draw:frame draw:style-name="fr2" draw:name="Informationsblock" text:anchor-type="paragraph" svg:x="3.7701in" svg:y="-0.0402in" svg:width="2.9681in" draw:z-index="0"><draw:text-box fo:min-height="1.7571in"><text:p text:style-name="P41"/><text:p text:style-name="P40">Musterverein e.V.</text:p><text:p text:style-name="P40">Irgendwo 12</text:p><text:p text:style-name="P40">01099 Heimat</text:p><text:p text:style-name="P40"/><text:p text:style-name="P1"><text:a xlink:type="simple" xlink:href="mailto:kontakt@musterverein.ev" text:style-name="Internet_20_link" text:visited-style-name="Visited_20_Internet_20_Link"><text:span text:style-name="T62">kontakt@musterverein.ev</text:span></text:a></text:p><text:p text:style-name="P1">Tel. <text:span text:style-name="T62">01234/567890</text:span></text:p><text:p text:style-name="P3"><text:a xlink:type="simple" xlink:href="https://www.musterverein.ev/" text:style-name="Internet_20_link" text:visited-style-name="Visited_20_Internet_20_Link">https://www.musterverein.ev</text:a></text:p><text:p text:style-name="P2"/><text:p text:style-name="P42">Vereinsregister Heimat, VR 123456</text:p></draw:text-box></draw:frame><draw:frame draw:style-name="fr3" draw:name="Rahmen1" text:anchor-type="paragraph" svg:x="0.9839in" svg:y="1.1811in" svg:width="3.3465in" svg:height="1.7717in" draw:z-index="5"><draw:text-box><table:table table:name="Anschriftenfelder" table:style-name="Anschriftenfelder"><table:table-column table:style-name="Anschriftenfelder.A"/><table:table-row table:style-name="Anschriftenfelder.1"><table:table-cell table:style-name="Anschriftenfelder.A1" office:value-type="string"><text:p text:style-name="P43"><text:span text:style-name="T61">Musterverein e.V. </text:span><text:span text:style-name="T57">·</text:span><text:span text:style-name="T56"> </text:span><text:span text:style-name="T58">Irgendwo 12</text:span><text:span text:style-name="T56"> </text:span><text:span text:style-name="T57">·</text:span><text:span text:style-name="T56"> </text:span><text:span text:style-name="T58">01099</text:span> <text:span text:style-name="T61">Heimat</text:span></text:p></table:table-cell></table:table-row><table:table-row table:style-name="Anschriftenfelder.2"><table:table-cell table:style-name="Anschriftenfelder.A1" office:value-type="string"><text:p text:style-name="P4"/></table:table-cell></table:table-row><table:table-row table:style-name="Anschriftenfelder.3"><table:table-cell table:style-name="Anschriftenfelder.A1" office:value-type="string"><text:p text:style-name="P39">_ADDRESS<text:span text:style-name="T60">BOX</text:span></text:p></table:table-cell></table:table-row></table:table><text:p text:style-name="Frame_20_contents"/></draw:text-box></draw:frame></text:p>
      <text:p text:style-name="P29"/>
      <text:p text:style-name="P29"/>
      <text:p text:style-name="P12"><draw:g text:anchor-type="char" draw:z-index="6" draw:style-name="gr1"><draw:g draw:style-name="gr2"><draw:custom-shape draw:style-name="gr5" draw:text-style-name="P44" svg:width="6.3598in" svg:height="0.0016in" svg:x="0.0701in" svg:y="0.0098in"><text:p/><draw:enhanced-geometry svg:viewBox="1589 -976 9221 0" draw:type="non-primitive" draw:enhanced-path="M 1589 -976 L 10810 -976 N"/></draw:custom-shape></draw:g><draw:g draw:style-name="gr2"><draw:custom-shape draw:style-name="gr6" draw:text-style-name="P44" svg:width="0.0016in" svg:height="0.6594in" svg:x="0.0736in" svg:y="0.0142in"><text:p/><draw:enhanced-geometry svg:viewBox="1594 -972 0 806" draw:type="non-primitive" draw:enhanced-path="M 1594 -972 L 1594 -165 N"/></draw:custom-shape></draw:g><draw:g draw:style-name="gr2"><draw:custom-shape draw:style-name="gr5" draw:text-style-name="P44" svg:width="6.3598in" svg:height="0.0016in" svg:x="0.0701in" svg:y="0.6787in"><text:p/><draw:enhanced-geometry svg:viewBox="1589 -160 9221 0" draw:type="non-primitive" draw:enhanced-path="M 1589 -160 L 10810 -160 N"/></draw:custom-shape></draw:g><draw:g draw:style-name="gr2"><draw:custom-shape draw:style-name="gr6" draw:text-style-name="P44" svg:width="0.0016in" svg:height="0.6594in" svg:x="6.4272in" svg:y="0.0142in"><text:p/><draw:enhanced-geometry svg:viewBox="10805 -972 0 806" draw:type="non-primitive" draw:enhanced-path="M 10805 -972 L 10805 -165 N"/></draw:custom-shape></draw:g></draw:g><text:span text:style-name="T13"> <text:s text:c="3"/></text:span><text:span text:style-name="T15">A</text:span><text:span text:style-name="T16">u</text:span><text:span text:style-name="T18">sst</text:span><text:span text:style-name="T16">e</text:span><text:span text:style-name="T18">l</text:span><text:span text:style-name="T19">l</text:span><text:span text:style-name="T16">e</text:span><text:span text:style-name="T18">r </text:span><text:span text:style-name="T16">(</text:span><text:span text:style-name="T15">B</text:span><text:span text:style-name="T20">e</text:span><text:span text:style-name="T18">z</text:span><text:span text:style-name="T16">e</text:span><text:span text:style-name="T18">ic</text:span><text:span text:style-name="T20">h</text:span><text:span text:style-name="T16">n</text:span><text:span text:style-name="T20">u</text:span><text:span text:style-name="T16">n</text:span><text:span text:style-name="T18">g</text:span><text:span text:style-name="T21"> </text:span><text:span text:style-name="T16">u</text:span><text:span text:style-name="T20">n</text:span><text:span text:style-name="T18">d</text:span><text:span text:style-name="T22"> </text:span><text:span text:style-name="T15">A</text:span><text:span text:style-name="T16">n</text:span><text:span text:style-name="T20">s</text:span><text:span text:style-name="T18">c</text:span><text:span text:style-name="T16">hr</text:span><text:span text:style-name="T19">i</text:span><text:span text:style-name="T18">ft</text:span><text:span text:style-name="T22"> </text:span><text:span text:style-name="T16">de</text:span><text:span text:style-name="T18">r</text:span><text:span text:style-name="T16"> </text:span><text:span text:style-name="T17">steuerbegünstigten Einrichtung</text:span><text:span text:style-name="T18">):</text:span></text:p>
      <text:p text:style-name="P20"/>
      <text:p text:style-name="P18"><text:tab/><text:span text:style-name="T62">Musterverein e.V., Irgendwo 12, 01099 Heimat</text:span></text:p>
      <text:p text:style-name="P19"/>
      <text:p text:style-name="P18"/>
      <text:p text:style-name="P11"/>
      <text:p text:style-name="P22"><text:span text:style-name="T26">Bestät</text:span><text:span text:style-name="T30">i</text:span><text:span text:style-name="T33">gung</text:span><text:span text:style-name="T26"> </text:span><text:span text:style-name="T33">üb</text:span><text:span text:style-name="T26">e</text:span><text:span text:style-name="T33">r</text:span><text:span text:style-name="T30"> </text:span><text:span text:style-name="T33">G</text:span><text:span text:style-name="T34">e</text:span><text:span text:style-name="T30">l</text:span><text:span text:style-name="T36">d</text:span><text:span text:style-name="T30">z</text:span><text:span text:style-name="T36">u</text:span><text:span text:style-name="T38">w</text:span><text:span text:style-name="T26">e</text:span><text:span text:style-name="T36">n</text:span><text:span text:style-name="T33">d</text:span><text:span text:style-name="T36">u</text:span><text:span text:style-name="T33">ng</text:span><text:span text:style-name="T26">e</text:span><text:span text:style-name="T33">n</text:span></text:p>
      <text:p text:style-name="P26"><text:span text:style-name="T41">im </text:span><text:span text:style-name="T31">S</text:span><text:span text:style-name="T41">i</text:span><text:span text:style-name="T27">nn</text:span><text:span text:style-name="T41">e</text:span><text:span text:style-name="T35"> </text:span><text:span text:style-name="T27">de</text:span><text:span text:style-name="T41">s § </text:span><text:span text:style-name="T27">10</text:span><text:span text:style-name="T41">b</text:span><text:span text:style-name="T27"> </text:span><text:span text:style-name="T39">d</text:span><text:span text:style-name="T27">e</text:span><text:span text:style-name="T41">s</text:span><text:span text:style-name="T37"> </text:span><text:span text:style-name="T32">E</text:span><text:span text:style-name="T42">i</text:span><text:span text:style-name="T28">n</text:span><text:span text:style-name="T40">k</text:span><text:span text:style-name="T28">o</text:span><text:span text:style-name="T40">mm</text:span><text:span text:style-name="T28">en</text:span><text:span text:style-name="T42">s</text:span><text:span text:style-name="T40">te</text:span><text:span text:style-name="T28">ue</text:span><text:span text:style-name="T40">r</text:span><text:span text:style-name="T28">ge</text:span><text:span text:style-name="T40">s</text:span><text:span text:style-name="T28">e</text:span><text:span text:style-name="T40">t</text:span><text:span text:style-name="T42">z</text:span><text:span text:style-name="T28">e</text:span><text:span text:style-name="T42">s </text:span><text:span text:style-name="T29">an eine der in § 5 Abs. 1 Nr. 9 des Körperschaftsteuergesetzes bezeichneten Körperschaften, Personenvereinigungen oder Vermögensmassen</text:span></text:p>
      <text:p text:style-name="P35"><draw:g text:anchor-type="char" draw:z-index="4" draw:style-name="gr1"><draw:g draw:style-name="gr2"><draw:custom-shape draw:style-name="gr3" draw:text-style-name="P44" svg:width="6.3598in" svg:height="0.0016in" svg:x="0.0902in" svg:y="0.1201in"><text:p/><draw:enhanced-geometry svg:viewBox="1589 659 9221 0" draw:type="non-primitive" draw:enhanced-path="M 1589 659 L 10810 659 N"/></draw:custom-shape></draw:g><draw:g draw:style-name="gr2"><draw:custom-shape draw:style-name="gr4" draw:text-style-name="P44" svg:width="0.0016in" svg:height="0.6598in" svg:x="0.0937in" svg:y="0.1244in"><text:p/><draw:enhanced-geometry svg:viewBox="1594 664 0 806" draw:type="non-primitive" draw:enhanced-path="M 1594 664 L 1594 1471 N"/></draw:custom-shape></draw:g><draw:g draw:style-name="gr2"><draw:custom-shape draw:style-name="gr3" draw:text-style-name="P44" svg:width="6.3598in" svg:height="0.0016in" svg:x="0.0902in" svg:y="0.789in"><text:p/><draw:enhanced-geometry svg:viewBox="1589 1475 9221 0" draw:type="non-primitive" draw:enhanced-path="M 1589 1475 L 10810 1475 N"/></draw:custom-shape></draw:g><draw:g draw:style-name="gr2"><draw:custom-shape draw:style-name="gr4" draw:text-style-name="P44" svg:width="0.0016in" svg:height="0.6598in" svg:x="6.4472in" svg:y="0.1244in"><text:p/><draw:enhanced-geometry svg:viewBox="10805 664 0 806" draw:type="non-primitive" draw:enhanced-path="M 10805 664 L 10805 1471 N"/></draw:custom-shape></draw:g></draw:g></text:p>
      <text:p text:style-name="P34"><text:span text:style-name="T14"><text:s text:c="4"/></text:span><text:span text:style-name="T23">N</text:span><text:span text:style-name="T16">a</text:span><text:span text:style-name="T20">m</text:span><text:span text:style-name="T23">e</text:span><text:span text:style-name="T18"> </text:span><text:span text:style-name="T20">u</text:span><text:span text:style-name="T16">n</text:span><text:span text:style-name="T23">d</text:span><text:span text:style-name="T22"> </text:span><text:span text:style-name="T19">A</text:span><text:span text:style-name="T16">n</text:span><text:span text:style-name="T23">s</text:span><text:span text:style-name="T20">c</text:span><text:span text:style-name="T16">hr</text:span><text:span text:style-name="T23">ift</text:span><text:span text:style-name="T22"> </text:span><text:span text:style-name="T16">d</text:span><text:span text:style-name="T20">e</text:span><text:span text:style-name="T23">s</text:span><text:span text:style-name="T24"> </text:span><text:span text:style-name="T15">Z</text:span><text:span text:style-name="T20">u</text:span><text:span text:style-name="T24">w</text:span><text:span text:style-name="T20">e</text:span><text:span text:style-name="T16">n</text:span><text:span text:style-name="T20">d</text:span><text:span text:style-name="T16">e</text:span><text:span text:style-name="T20">n</text:span><text:span text:style-name="T16">d</text:span><text:span text:style-name="T20">en</text:span><text:span text:style-name="T23">:</text:span></text:p>
      <text:p text:style-name="P21"/>
      <text:p text:style-name="P38"><text:tab/><text:span text:style-name="T59">_ADDRESSLINE</text:span></text:p>
      <text:p text:style-name="P18"/>
      <text:p text:style-name="P18"/>
      <text:p text:style-name="P1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text:span text:style-name="T13"><text:s/></text:span><text:span text:style-name="T15">B</text:span><text:span text:style-name="T16">e</text:span><text:span text:style-name="T23">t</text:span><text:span text:style-name="T16">r</text:span><text:span text:style-name="T20">a</text:span><text:span text:style-name="T23">g</text:span><text:span text:style-name="T22"> </text:span><text:span text:style-name="T16">de</text:span><text:span text:style-name="T23">r</text:span><text:span text:style-name="T16"> </text:span><text:span text:style-name="T15">Z</text:span><text:span text:style-name="T20">u</text:span><text:span text:style-name="T24">w</text:span><text:span text:style-name="T20">e</text:span><text:span text:style-name="T16">n</text:span><text:span text:style-name="T20">d</text:span><text:span text:style-name="T16">un</text:span><text:span text:style-name="T23">g</text:span><text:span text:style-name="T25"> </text:span><text:span text:style-name="T23">-</text:span><text:span text:style-name="T16"> </text:span><text:span text:style-name="T19">i</text:span><text:span text:style-name="T23">n </text:span><text:span text:style-name="T16">Z</text:span><text:span text:style-name="T23">iff</text:span><text:span text:style-name="T20">e</text:span><text:span text:style-name="T16">r</text:span><text:span text:style-name="T23">n</text:span><text:span text:style-name="T22"> </text:span><text:span text:style-name="T23">-</text:span></text:p>
            <text:p text:style-name="P17"><text:s text:c="13"/>_AMOUNTNUM</text:p>
          </table:table-cell>
          <table:table-cell table:style-name="Table1.A1" office:value-type="string">
            <text:p text:style-name="P16"><text:span text:style-name="T23">-</text:span><text:span text:style-name="T16"> </text:span><text:span text:style-name="T23">in</text:span><text:span text:style-name="T24"> </text:span><text:span text:style-name="T19">B</text:span><text:span text:style-name="T16">u</text:span><text:span text:style-name="T23">c</text:span><text:span text:style-name="T16">h</text:span><text:span text:style-name="T20">s</text:span><text:span text:style-name="T23">t</text:span><text:span text:style-name="T16">a</text:span><text:span text:style-name="T20">b</text:span><text:span text:style-name="T16">e</text:span><text:span text:style-name="T23">n</text:span></text:p>
            <text:p text:style-name="P37">_AMOUNTINWORDS</text:p>
          </table:table-cell>
          <table:table-cell table:style-name="Table1.C1" office:value-type="string">
            <text:p text:style-name="P15"><text:span text:style-name="T15">T</text:span><text:span text:style-name="T16">a</text:span><text:span text:style-name="T23">g</text:span><text:span text:style-name="T22"> </text:span><text:span text:style-name="T20">d</text:span><text:span text:style-name="T16">e</text:span><text:span text:style-name="T23">r</text:span><text:span text:style-name="T16"> Z</text:span><text:span text:style-name="T20">u</text:span><text:span text:style-name="T23">w</text:span><text:span text:style-name="T16">e</text:span><text:span text:style-name="T20">n</text:span><text:span text:style-name="T16">d</text:span><text:span text:style-name="T20">u</text:span><text:span text:style-name="T16">ng</text:span><text:span text:style-name="T23">:</text:span></text:p>
            <text:p text:style-name="P13">_DONATIONDATE</text:p>
            <text:p text:style-name="P14"/>
          </table:table-cell>
        </table:table-row>
      </table:table>
      <text:p text:style-name="P36"><draw:control text:anchor-type="paragraph" draw:z-index="8" draw:name="Shape2" draw:style-name="gr7" draw:text-style-name="P45" svg:width="0.9413in" svg:height="0.5161in" svg:x="4.9902in" svg:y="0.011in" draw:control="control2"/><draw:control text:anchor-type="paragraph" draw:z-index="7" draw:name="Shape1" draw:style-name="gr7" draw:text-style-name="P45" svg:width="0.435in" svg:height="0.5205in" svg:x="4.4701in" svg:y="0.0118in" draw:control="control1"/></text:p>
      <text:p text:style-name="P23"><text:span text:style-name="T1">E</text:span><text:span text:style-name="T2">s</text:span><text:span text:style-name="T3"> </text:span><text:span text:style-name="T4">h</text:span><text:span text:style-name="T5">a</text:span><text:span text:style-name="T4">n</text:span><text:span text:style-name="T5">d</text:span><text:span text:style-name="T4">e</text:span><text:span text:style-name="T2">lt</text:span><text:span text:style-name="T6"> </text:span><text:span text:style-name="T2">si</text:span><text:span text:style-name="T5">c</text:span><text:span text:style-name="T2">h</text:span><text:span text:style-name="T7"> </text:span><text:span text:style-name="T4">u</text:span><text:span text:style-name="T2">m</text:span><text:span text:style-name="T5"> </text:span><text:span text:style-name="T4">de</text:span><text:span text:style-name="T2">n</text:span><text:span text:style-name="T4"> </text:span><text:span text:style-name="T1">V</text:span><text:span text:style-name="T4">e</text:span><text:span text:style-name="T5">r</text:span><text:span text:style-name="T2">zic</text:span><text:span text:style-name="T4">h</text:span><text:span text:style-name="T2">t</text:span><text:span text:style-name="T7"> </text:span><text:span text:style-name="T4">a</text:span><text:span text:style-name="T5">u</text:span><text:span text:style-name="T2">f</text:span><text:span text:style-name="T7"> </text:span><text:span text:style-name="T1">E</text:span><text:span text:style-name="T5">r</text:span><text:span text:style-name="T2">st</text:span><text:span text:style-name="T4">a</text:span><text:span text:style-name="T2">t</text:span><text:span text:style-name="T5">t</text:span><text:span text:style-name="T4">u</text:span><text:span text:style-name="T5">n</text:span><text:span text:style-name="T2">g</text:span><text:span text:style-name="T8"> </text:span><text:span text:style-name="T2">v</text:span><text:span text:style-name="T5">o</text:span><text:span text:style-name="T2">n</text:span><text:span text:style-name="T7"> </text:span><text:span text:style-name="T1">A</text:span><text:span text:style-name="T5">uf</text:span><text:span text:style-name="T3">w</text:span><text:span text:style-name="T5">e</text:span><text:span text:style-name="T4">n</text:span><text:span text:style-name="T5">d</text:span><text:span text:style-name="T4">un</text:span><text:span text:style-name="T5">g</text:span><text:span text:style-name="T4">e</text:span><text:bookmark text:name="Unknown"/><text:span text:style-name="T2">n:</text:span></text:p>
      <text:p text:style-name="P25"/>
      <text:p text:style-name="P24"><text:span text:style-name="T9">Einhaltung der satzungsmäßigen Voraussetzungen nach den §§ 51, 59, 60 und 61 AO wurde vom Finanzamt </text:span><text:span text:style-name="T10">für Körperschaften ______ </text:span><text:span text:style-name="T9">mit Bescheid vom </text:span><text:span text:style-name="T10">______</text:span><text:span text:style-name="T9"> nach § 60a AO gesondert festgestellt. Wir fördern nach unserer Satzung </text:span><text:span text:style-name="T11">Wissenschaft und Forschung, Kunst und Kultur, Erziehung, Volks- und Berufsbildung, Verbraucherberatung und Verbraucherschutz </text:span><text:span text:style-name="T12">sowie</text:span><text:span text:style-name="T11"> bürgerschaft</text:span><text:span text:style-name="T12">l</text:span><text:span text:style-name="T11">iche</text:span><text:span text:style-name="T12">s</text:span><text:span text:style-name="T11"> Engagement zugunsten der vorgenannten Zwecke</text:span><text:span text:style-name="T9">. </text:span></text:p>
      <text:p text:style-name="P31"/>
      <table:table table:name="Table2" table:style-name="Table2">
        <table:table-column table:style-name="Table2.A"/>
        <table:table-row>
          <table:table-cell table:style-name="Table2.A1" office:value-type="string">
            <text:p text:style-name="P32"><text:span text:style-name="T44">E</text:span><text:span text:style-name="T45">s</text:span><text:span text:style-name="T48"> w</text:span><text:span text:style-name="T49">i</text:span><text:span text:style-name="T50">r</text:span><text:span text:style-name="T45">d</text:span><text:span text:style-name="T48"> </text:span><text:span text:style-name="T50">b</text:span><text:span text:style-name="T51">e</text:span><text:span text:style-name="T45">st</text:span><text:span text:style-name="T50">ä</text:span><text:span text:style-name="T45">t</text:span><text:span text:style-name="T49">i</text:span><text:span text:style-name="T50">g</text:span><text:span text:style-name="T45">t,</text:span><text:span text:style-name="T52"> </text:span><text:span text:style-name="T50">da</text:span><text:span text:style-name="T51">s</text:span><text:span text:style-name="T45">s</text:span><text:span text:style-name="T53"> </text:span><text:span text:style-name="T50">d</text:span><text:span text:style-name="T49">i</text:span><text:span text:style-name="T45">e</text:span><text:span text:style-name="T50"> Z</text:span><text:span text:style-name="T51">u</text:span><text:span text:style-name="T45">w</text:span><text:span text:style-name="T50">en</text:span><text:span text:style-name="T51">d</text:span><text:span text:style-name="T50">u</text:span><text:span text:style-name="T51">n</text:span><text:span text:style-name="T45">g</text:span><text:span text:style-name="T54"> </text:span><text:span text:style-name="T50">nu</text:span><text:span text:style-name="T45">r</text:span><text:span text:style-name="T51"> </text:span><text:span text:style-name="T48">z</text:span><text:span text:style-name="T51">u</text:span><text:span text:style-name="T45">r</text:span><text:span text:style-name="T53"> </text:span><text:span text:style-name="T44">F</text:span><text:span text:style-name="T50">ö</text:span><text:span text:style-name="T51">r</text:span><text:span text:style-name="T50">d</text:span><text:span text:style-name="T51">e</text:span><text:span text:style-name="T50">ru</text:span><text:span text:style-name="T51">n</text:span><text:span text:style-name="T45">g</text:span><text:span text:style-name="T55"> </text:span><text:span text:style-name="T46">von Wissenschaft und Forschung, Kunst und Kultur, Erziehung, Volks- und Berufsbildung, Verbraucherberatung und Verbraucherschutz </text:span><text:span text:style-name="T47">sowie</text:span><text:span text:style-name="T46"> bürgerschaft</text:span><text:span text:style-name="T47">l</text:span><text:span text:style-name="T46">iche</text:span><text:span text:style-name="T47">m</text:span><text:span text:style-name="T46"> Engagement zugunsten der vorgenannten Zwecke </text:span><text:span text:style-name="T45">v</text:span><text:span text:style-name="T50">e</text:span><text:span text:style-name="T51">r</text:span><text:span text:style-name="T45">w</text:span><text:span text:style-name="T50">e</text:span><text:span text:style-name="T51">n</text:span><text:span text:style-name="T50">de</text:span><text:span text:style-name="T45">t</text:span><text:span text:style-name="T52"> </text:span><text:span text:style-name="T48">w</text:span><text:span text:style-name="T49">i</text:span><text:span text:style-name="T50">r</text:span><text:span text:style-name="T51">d</text:span><text:span text:style-name="T45">.</text:span></text:p>
          </table:table-cell>
        </table:table-row>
      </table:table>
      <text:p text:style-name="P33"/>
      <text:p text:style-name="P33"/>
      <text:p text:style-name="P6"/>
      <text:p text:style-name="P10"><text:span text:style-name="T62">Heimat</text:span>, <text:span text:style-name="T43"><text:date style:data-style-name="N37" text:date-value="2017-08-04T18:15:06.540704984">04.08.17</text:date></text:span></text:p>
      <text:p text:style-name="P5">__________________________________________________________________</text:p>
      <text:p text:style-name="P7">(Ort, Datum und Unterschrift des Zuwendungsempfängers)</text:p>
      <text:p text:style-name="P8"/>
      <text:p text:style-name="P8"/>
      <text:p text:style-name="P8"/>
      <text:p text:style-name="P9">Hinweis: </text:p>
      <text:p text:style-name="P27">Wer vorsätzlich oder grob fahrlässig eine unrichtige Zuwendungsbestätigung erstellt oder veranlasst, dass Zuwendungen nicht zu den in der Zuwendungsbestätigung angegebenen steuerbegünstigten Zwecken verwendet werden, haftet für die entgangene Steuer (§ 10b Abs. 4 EStG, § 9 Abs. 3 KStG, § 9 Nr. 5 GewStG). </text:p>
      <text:p text:style-name="P28">Diese Bestätigung wird nicht als Nachweis für die steuerliche Berücksichtigung der Zuwendung anerkannt, wenn das Datum des Freistellungsbescheides länger als 5 Jahre bzw. das Datum der Feststellung der Einhaltung der satzungsmäßigen Voraussetzungen nach § 60a Abs. 1 AO länger als 3 Jahre seit Ausstellung des Bescheides zurückliegt (§ 63 Abs. 5 A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pitch="variable"/>
    <style:font-face style:name="Liberation Serif1" svg:font-family="'Liberation Serif'" style:font-pitch="variable"/>
    <style:font-face style:name="ArialMT" svg:font-family="ArialMT"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6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Adressee" style:family="paragraph" style:parent-style-name="Text_20_body">
      <style:paragraph-properties fo:margin-top="0in" fo:margin-bottom="0.0598in" loext:contextual-spacing="false" fo:line-height="100%" style:writing-mode="lr-tb"/>
      <style:text-properties style:font-name="Liberation Sans" fo:font-family="'Liberation Sans'" style:font-family-generic="swiss" style:font-pitch="variable" officeooo:rsid="00380203"/>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1.1811in" fo:margin-bottom="0.1965in" fo:margin-left="0.9484in" fo:margin-right="0.6937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6T20:38:00.329000000</meta:creation-date>
    <dc:date>2017-07-19T22:57:17.720934216</dc:date>
    <meta:editing-duration>PT5H12M28S</meta:editing-duration>
    <meta:editing-cycles>41</meta:editing-cycles>
    <meta:generator>LibreOffice/5.2.7.2$Linux_X86_64 LibreOffice_project/20m0$Build-2</meta:generator>
    <dc:title>Zuwendungsbescheinung CCT</dc:title>
    <meta:print-date>2017-07-21T06:04:50.901550098</meta:print-date>
    <meta:document-statistic meta:table-count="3" meta:image-count="0" meta:object-count="0" meta:page-count="1" meta:paragraph-count="30" meta:word-count="287" meta:character-count="2256" meta:non-whitespace-character-count="1972"/>
  </office:meta>
</office:document-meta>
</file>